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6204" officeooo:paragraph-rsid="000d62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uego de estrategia por turnos, guerra de barcos en un oceano.</text:p>
      <text:p text:style-name="P1"/>
      <text:p text:style-name="P1">Se trata de un mapa de doble capa, la capa superior será completamente visible a los dos jugadores o jugador y maquina, mientras que en la capa inferior habrá una serie de submarinos, y cada jugador sólo podrá ver la parte de la capa inferior cercana al submarino. (Alcance del sonar).</text:p>
      <text:p text:style-name="P1"/>
      <text:p text:style-name="P1">Cada jugador tendrá <text:s/>por turno 3 movimientos por turno de forma que podrá distribuir sus movimientos de la forma que quiera.(3 arriba, 2 arriba y uno abajo...3abajo). El número de casillas que se mueven en cada movimiento va relacionado con el tipo de elemento que sea.(barco,submarino, lancha...)</text:p>
      <text:p text:style-name="P1"/>
      <text:p text:style-name="P1">Cada jugador podrá hacer dos acciones por turno. Cada nave tendrá unos tipos de acciones, como pueden ser tirar torpedos, morteros, o asalta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8.2$Windows_x86 LibreOffice_project/48d50dbfc06349262c9d50868e5c1f630a573ebd</meta:generator>
    <dc:date>2015-04-14T15:08:42.823000000</dc:date>
    <meta:document-statistic meta:table-count="0" meta:image-count="0" meta:object-count="0" meta:page-count="1" meta:paragraph-count="4" meta:word-count="132" meta:character-count="786" meta:non-whitespace-character-count="657"/>
    <meta:user-defined meta:name="Info 1"/>
    <meta:user-defined meta:name="Info 2"/>
    <meta:user-defined meta:name="Info 3"/>
    <meta:user-defined meta:name="Info 4"/>
  </office:meta>
</office:document-meta>
</file>